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fulValueAdapter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StatefulValueAdapter( Value delega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tefulValueAdapter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fulValueAdapter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efulValueAdapter.writeObject( ObjectOutputStream ou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tatefulValueAdapter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